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d8764" officeooo:paragraph-rsid="000d8764" style:font-size-asian="13pt" style:font-size-complex="13pt"/>
    </style:style>
    <style:style style:name="P1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4474b" officeooo:paragraph-rsid="0014474b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4474b" officeooo:paragraph-rsid="001eb928" style:font-size-asian="13pt" style:font-size-complex="13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fdbff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1307e5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7363e" officeooo:paragraph-rsid="0017363e" style:font-size-asian="8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7363e" officeooo:paragraph-rsid="0017363e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17363e" officeooo:paragraph-rsid="0017363e" style:font-size-asian="7pt" style:font-size-complex="8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eb928" officeooo:paragraph-rsid="001eb928" style:font-size-asian="7pt" style:font-size-complex="8pt"/>
    </style:style>
    <style:style style:name="P27" style:family="paragraph" style:parent-style-name="Standard">
      <style:paragraph-properties fo:line-height="0.564cm" fo:text-align="justify" style:justify-single-word="false" style:snap-to-layout-grid="false"/>
    </style:style>
    <style:style style:name="P2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29" style:family="paragraph" style:parent-style-name="Heading_20_3">
      <style:text-properties style:font-name="LegacySanITCBoo1" fo:font-size="13pt" style:font-size-asian="13pt" style:font-size-complex="13pt"/>
    </style:style>
    <style:style style:name="P30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3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1f4e3e" style:font-size-asian="13pt" style:font-size-complex="13pt"/>
    </style:style>
    <style:style style:name="P3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4474b" officeooo:paragraph-rsid="0014474b" style:font-size-asian="13pt" style:font-size-complex="13pt"/>
    </style:style>
    <style:style style:name="P3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4474b" officeooo:paragraph-rsid="00229051" style:font-size-asian="13pt" style:font-size-complex="13pt"/>
    </style:style>
    <style:style style:name="P3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3pt" officeooo:rsid="0017363e" officeooo:paragraph-rsid="0017363e" style:font-size-asian="3pt" style:font-size-complex="3pt"/>
    </style:style>
    <style:style style:name="P3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3pt" officeooo:rsid="0017363e" officeooo:paragraph-rsid="001f4e3e" style:font-size-asian="3pt" style:font-size-complex="3pt"/>
    </style:style>
    <style:style style:name="T1" style:family="text">
      <style:text-properties officeooo:rsid="0007c84f"/>
    </style:style>
    <style:style style:name="T2" style:family="text">
      <style:text-properties officeooo:rsid="001307e5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fo:font-size="8pt" officeooo:rsid="001307e5" style:font-size-asian="8pt" style:font-size-complex="8pt"/>
    </style:style>
    <style:style style:name="T6" style:family="text">
      <style:text-properties officeooo:rsid="000a3e1b"/>
    </style:style>
    <style:style style:name="T7" style:family="text">
      <style:text-properties officeooo:rsid="000fdbff"/>
    </style:style>
    <style:style style:name="T8" style:family="text">
      <style:text-properties style:font-size-asian="7pt"/>
    </style:style>
    <style:style style:name="T9" style:family="text">
      <style:text-properties officeooo:rsid="000a3e1b" style:font-size-asian="7pt"/>
    </style:style>
    <style:style style:name="T10" style:family="text">
      <style:text-properties officeooo:rsid="0014474b"/>
    </style:style>
    <style:style style:name="T11" style:family="text">
      <style:text-properties officeooo:rsid="0015aab9"/>
    </style:style>
    <style:style style:name="T12" style:family="text">
      <style:text-properties officeooo:rsid="0019efa1"/>
    </style:style>
    <style:style style:name="T13" style:family="text">
      <style:text-properties officeooo:rsid="001d128f"/>
    </style:style>
    <style:style style:name="T14" style:family="text">
      <style:text-properties officeooo:rsid="001d9749"/>
    </style:style>
    <style:style style:name="T15" style:family="text">
      <style:text-properties officeooo:rsid="001e9adc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officeooo:rsid="0020757a"/>
    </style:style>
    <style:style style:name="T18" style:family="text">
      <style:text-properties officeooo:rsid="00224196"/>
    </style:style>
    <style:style style:name="T19" style:family="text">
      <style:text-properties officeooo:rsid="00229051"/>
    </style:style>
    <style:style style:name="T20" style:family="text">
      <style:text-properties officeooo:rsid="00242bf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3"><text:span text:style-name="T2">24</text:span> de novem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13">5</text:span> d<text:span text:style-name="T6">e </text:span><text:span text:style-name="T2">des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6">Activitats realitzades en l’empresa</text:p>
          </table:table-cell>
          <table:table-cell table:style-name="Taula2.A1" office:value-type="string">
            <text:p text:style-name="P17"/>
          </table:table-cell>
          <table:table-cell table:style-name="Taula2.A1" office:value-type="string">
            <text:p text:style-name="P17">Hores</text:p>
          </table:table-cell>
        </table:table-row>
        <table:table-row table:style-name="Taula2.2">
          <table:table-cell table:style-name="Taula2.A2" office:value-type="string">
            <text:p text:style-name="P21">Finali<text:span text:style-name="T17">zando</text:span> el <text:span text:style-name="T17">código</text:span> de la web del hotel Aura de Mallorca (pro<text:span text:style-name="T17">y</text:span>ect<text:span text:style-name="T17">o</text:span>) <text:span text:style-name="T20">y revisión con Adminer de la DB</text:span>.</text:p>
            <text:p text:style-name="P18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10"><text:span text:style-name="T12">7</text:span>h</text:p>
          </table:table-cell>
        </table:table-row>
        <table:table-row table:style-name="Taula2.2">
          <table:table-cell table:style-name="Taula2.A3" office:value-type="string">
            <text:p text:style-name="P35"><text:span text:style-name="T16">Subida a producción del CMS Gestor de Traducciones al Ubuntu Server de Homerti, configurando el .env en producción</text:span> 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36"><text:span text:style-name="T3">y ajustando parámetros en el CMS, además de corregir el código de Intranet Vacalia para que 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/>
          </table:table-cell>
        </table:table-row>
        <table:table-row table:style-name="Taula2.2">
          <table:table-cell table:style-name="Taula2.A3" office:value-type="string">
            <text:p text:style-name="P36"><text:span text:style-name="T3">apunte al CMS ya en producción</text:span> <text:s/><text:span text:style-name="T3">(en vez de usar gestortraducciones.local virtualhost,</text:span>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4"/>
          </table:table-cell>
        </table:table-row>
        <table:table-row table:style-name="Taula2.2">
          <table:table-cell table:style-name="Taula2.A3" office:value-type="string">
            <text:p text:style-name="P36"><text:span text:style-name="T3">pasamos a usar translator.homerti.com).</text:span>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32"><text:span text:style-name="T10">8</text:span>h</text:p>
          </table:table-cell>
        </table:table-row>
        <table:table-row table:style-name="Taula2.2">
          <table:table-cell table:style-name="Taula2.A3" office:value-type="string">
            <text:p text:style-name="P25"><text:span text:style-name="T18">Despliegue</text:span> complet<text:span text:style-name="T18">o</text:span> de la web de Aura de Mallorca <text:span text:style-name="T18">con </text:span>to<text:span text:style-name="T18">das </text:span>l<text:span text:style-name="T18">as </text:span>configuracion<text:span text:style-name="T18">es y</text:span> p<text:span text:style-name="T18">ruebas</text:span>.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4"><text:span text:style-name="T19">16</text:span>h</text:p>
          </table:table-cell>
        </table:table-row>
        <table:table-row table:style-name="Taula2.2">
          <table:table-cell table:style-name="Taula2.A2" office:value-type="string">
            <text:p text:style-name="P24">Resolució<text:span text:style-name="T18">n</text:span> de error<text:span text:style-name="T18">e</text:span>s en Intranet Vacalia en campa<text:span text:style-name="T18">ñas</text:span> <text:span text:style-name="T18">y</text:span> promocion<text:span text:style-name="T18">e</text:span>s en Vue <text:span text:style-name="T18">y</text:span> Laravel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><text:span text:style-name="T19">16</text:span>h</text:p>
          </table:table-cell>
        </table:table-row>
        <table:table-row table:style-name="Taula2.2">
          <table:table-cell table:style-name="Taula2.A2" office:value-type="string">
            <text:p text:style-name="P24">Reunió<text:span text:style-name="T19">n</text:span> d<text:span text:style-name="T19">e </text:span>equip<text:span text:style-name="T19">o</text:span> p<text:span text:style-name="T19">ara</text:span> m<text:span text:style-name="T19">i </text:span>t<text:span text:style-name="T19">rabajo y</text:span> valoraci<text:span text:style-name="T19">ones</text:span>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>8h</text:p>
          </table:table-cell>
        </table:table-row>
        <table:table-row table:style-name="Taula2.2">
          <table:table-cell table:style-name="Taula2.A2" office:value-type="string">
            <text:p text:style-name="P24">Finalització<text:span text:style-name="T19">n</text:span> de FCT <text:span text:style-name="T19">día 5 Dic.</text:span>, despedida <text:span text:style-name="T19">y</text:span> últim<text:span text:style-name="T19">as</text:span> ta<text:span text:style-name="T19">reas </text:span>en el pro<text:span text:style-name="T19">yecto </text:span>Intranet Vacalia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34"><text:span text:style-name="T19">8</text:span>h</text:p>
          </table:table-cell>
        </table:table-row>
        <table:table-row table:style-name="Taula2.2">
          <table:table-cell table:style-name="Taula2.A2" office:value-type="string">
            <text:p text:style-name="P2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5"/>
          </table:table-cell>
        </table:table-row>
        <table:table-row table:style-name="Taula2.2">
          <table:table-cell table:style-name="Taula2.A2" office:value-type="string">
            <text:p text:style-name="P23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3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2"><text:span text:style-name="T15">63</text:span>h</text:p>
          </table:table-cell>
        </table:table-row>
      </table:table>
      <text:h text:style-name="P29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8"><text:span text:style-name="T3">Aquestes </text:span><text:span text:style-name="T5">últimes </text:span><text:span text:style-name="T3">2 setmanes de les FCT han sigut molt productives y amb molt</text:span><text:span text:style-name="T4">ísima feina</text:span><text:span text:style-name="T3">, </text:span><text:span text:style-name="T5">el sprint final,</text:span></text:p>
          </table:table-cell>
        </table:table-row>
        <table:table-row table:style-name="Taula3.1">
          <table:table-cell table:style-name="Taula3.A2" office:value-type="string">
            <text:p text:style-name="P20">he après <text:span text:style-name="T2">maneres</text:span> ben <text:span text:style-name="T7">i</text:span><text:span text:style-name="T6">nteressant</text:span><text:span text:style-name="T7">s</text:span><text:span text:style-name="T6"> de desenvolupar web amb Laravel y Vue</text:span>, a més <text:span text:style-name="T6">de React, Vite,</text:span></text:p>
          </table:table-cell>
        </table:table-row>
        <table:table-row table:style-name="Taula3.1">
          <table:table-cell table:style-name="Taula3.A1" office:value-type="string">
            <text:p text:style-name="P19"><text:span text:style-name="T6">y ExpressJS en fullstack</text:span>, he après noves <text:span text:style-name="T2">maneres</text:span><text:span text:style-name="T9"> de treballar a una empresa de </text:span><text:span text:style-name="T8">web dels meus companys</text:span></text:p>
          </table:table-cell>
        </table:table-row>
        <table:table-row table:style-name="Taula3.1">
          <table:table-cell table:style-name="Taula3.A2" office:value-type="string">
            <text:p text:style-name="P22">d’empresa amb bones pràctiques y treball <text:span text:style-name="T6">en equip. </text:span><text:span text:style-name="T11">3</text:span><text:span text:style-name="T14">83</text:span><text:span text:style-name="T11"> hores fetes en Homerti + 5 sessions de reunions en el centre = 400h</text:span></text:p>
          </table:table-cell>
        </table:table-row>
      </table:table>
      <text:p text:style-name="P9">L’alumne</text:p>
      <text:p text:style-name="P2"/>
      <text:p text:style-name="P3">Fernando Gonz<text:span text:style-name="T7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7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1307e5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27T12:03:59.806000000</dc:date>
    <meta:editing-cycles>32</meta:editing-cycles>
    <meta:editing-duration>P23DT23H54M12S</meta:editing-duration>
    <meta:generator>LibreOffice/7.6.2.1$Windows_X86_64 LibreOffice_project/56f7684011345957bbf33a7ee678afaf4d2ba333</meta:generator>
    <meta:print-date>2023-11-24T20:51:15.862000000</meta:print-date>
    <meta:printed-by>Archivos PDF</meta:printed-by>
    <dc:creator>Fernando Gonzalez Serrano</dc:creator>
    <meta:document-statistic meta:table-count="5" meta:image-count="2" meta:object-count="0" meta:page-count="1" meta:paragraph-count="41" meta:word-count="266" meta:character-count="1615" meta:non-whitespace-character-count="1383"/>
  </office:meta>
</office:document-meta>
</file>